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af4b" officeooo:paragraph-rsid="000baf4b"/>
    </style:style>
    <style:style style:name="P2" style:family="paragraph" style:parent-style-name="Standard">
      <style:text-properties fo:font-weight="bold" officeooo:rsid="000baf4b" officeooo:paragraph-rsid="000baf4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udent@student:~$ start-dfs.sh</text:p>
      <text:p text:style-name="P1">Starting namenodes on [localhost]</text:p>
      <text:p text:style-name="P1">localhost: namenode running as process 2991. Stop it first.</text:p>
      <text:p text:style-name="P1">localhost: datanode running as process 3269. Stop it first.</text:p>
      <text:p text:style-name="P1">Starting secondary namenodes [0.0.0.0]</text:p>
      <text:p text:style-name="P1">0.0.0.0: secondarynamenode running as process 3788. Stop it first.</text:p>
      <text:p text:style-name="P1">s<text:span text:style-name="T1">tudent@student:~$ start-yarn.sh</text:span></text:p>
      <text:p text:style-name="P1">starting yarn daemons</text:p>
      <text:p text:style-name="P1">resourcemanager running as process 5235. Stop it first.</text:p>
      <text:p text:style-name="P1">localhost: nodemanager running as process 5364. Stop it first.</text:p>
      <text:p text:style-name="P2">student@student:~$ jps</text:p>
      <text:p text:style-name="P1">5235 ResourceManager</text:p>
      <text:p text:style-name="P1">3332 GetConf</text:p>
      <text:p text:style-name="P1">5364 NodeManager</text:p>
      <text:p text:style-name="P1">3269 DataNode</text:p>
      <text:p text:style-name="P1">7915 Jps</text:p>
      <text:p text:style-name="P1">3788 SecondaryNameNode</text:p>
      <text:p text:style-name="P1">2991 NameNode</text:p>
      <text:p text:style-name="P2">student@student:~$ cd /usr/local/hive/bin</text:p>
      <text:p text:style-name="P2">student@student:/usr/local/hive/bin$ ./schematool -initSchema -dbType derby</text:p>
      <text:p text:style-name="P1">SLF4J: Class path contains multiple SLF4J bindings.</text:p>
      <text:p text:style-name="P1">SLF4J: Found binding in [jar:file:/home/edureka/apache-hive-2.1.0-bin/lib/log4j-slf4j-impl-2.4.1.jar!/org/slf4j/impl/StaticLoggerBinder.class]</text:p>
      <text:p text:style-name="P1">SLF4J: Found binding in [jar:file:/usr/local/hadoop/hadoop-2.7.0/share/hadoop/common/lib/slf4j-log4j12-1.7.10.jar!/org/slf4j/impl/StaticLoggerBinder.class]</text:p>
      <text:p text:style-name="P1">SLF4J: See http://www.slf4j.org/codes.html#multiple_bindings for an explanation.</text:p>
      <text:p text:style-name="P1">SLF4J: Actual binding is of type [org.apache.logging.slf4j.Log4jLoggerFactory]</text:p>
      <text:p text:style-name="P1">Metastore connection URL:<text:tab/> jdbc:derby:;databaseName=metastore_db;create=true</text:p>
      <text:p text:style-name="P1">Metastore Connection Driver :<text:tab/> org.apache.derby.jdbc.EmbeddedDriver</text:p>
      <text:p text:style-name="P1">Metastore connection User:<text:tab/> APP</text:p>
      <text:p text:style-name="P1">Starting metastore schema initialization to 2.1.0</text:p>
      <text:p text:style-name="P1">Initialization script hive-schema-2.1.0.derby.sql</text:p>
      <text:p text:style-name="P1">Error: FUNCTION 'NUCLEUS_ASCII' already exists. (state=X0Y68,code=30000)</text:p>
      <text:p text:style-name="P1">org.apache.hadoop.hive.metastore.HiveMetaException: Schema initialization FAILED! Metastore state would be inconsistent !!</text:p>
      <text:p text:style-name="P1">Underlying cause: java.io.IOException : Schema script failed, errorcode 2</text:p>
      <text:p text:style-name="P1">Use --verbose for detailed stacktrace.</text:p>
      <text:p text:style-name="P1">*** schemaTool failed ***</text:p>
      <text:p text:style-name="P2">student@student:/usr/local/hive/bin$ ./hive</text:p>
      <text:p text:style-name="P1">SLF4J: Class path contains multiple SLF4J bindings.</text:p>
      <text:p text:style-name="P1">SLF4J: Found binding in [jar:file:/home/edureka/apache-hive-2.1.0-bin/lib/log4j-slf4j-impl-2.4.1.jar!/org/slf4j/impl/StaticLoggerBinder.class]</text:p>
      <text:p text:style-name="P1">SLF4J: Found binding in [jar:file:/usr/local/hadoop/hadoop-2.7.0/share/hadoop/common/lib/slf4j-log4j12-1.7.10.jar!/org/slf4j/impl/StaticLoggerBinder.class]</text:p>
      <text:p text:style-name="P1">SLF4J: See http://www.slf4j.org/codes.html#multiple_bindings for an explanation.</text:p>
      <text:p text:style-name="P1">SLF4J: Actual binding is of type [org.apache.logging.slf4j.Log4jLoggerFactory]</text:p>
      <text:p text:style-name="P1"/>
      <text:p text:style-name="P1">Logging initialized using configuration in jar:file:/home/edureka/apache-hive-2.1.0-bin/lib/hive-common-2.1.0.jar!/hive-log4j2.properties Async: true</text:p>
      <text:p text:style-name="P1">Hive-on-MR is deprecated in Hive 2 and may not be available in the future versions. Consider using a different execution engine (i.e. spark, tez) or using Hive 1.X releases.</text:p>
      <text:p text:style-name="P1">hive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4-21T15:19:26.869589882</meta:creation-date>
    <dc:date>2025-04-21T15:21:23.587753586</dc:date>
    <meta:editing-duration>PT1M57S</meta:editing-duration>
    <meta:editing-cycles>1</meta:editing-cycles>
    <meta:document-statistic meta:table-count="0" meta:image-count="0" meta:object-count="0" meta:page-count="1" meta:paragraph-count="44" meta:word-count="240" meta:character-count="2683" meta:non-whitespace-character-count="2484"/>
    <meta:generator>LibreOffice/5.1.6.2$Linux_X86_64 LibreOffice_project/10m0$Build-2</meta:generator>
  </office:meta>
</office:document-meta>
</file>